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5000003A853C9713B5999D9C6.png" manifest:media-type="image/png"/>
  <manifest:file-entry manifest:full-path="Pictures/10000201000001AD0000024AF258206CAB12EC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3.7299in" svg:y="0.0728in" svg:width="3.5043in" svg:height="5.2453in" draw:z-index="0"><draw:image xlink:href="Pictures/10000201000001AD0000024AF258206CAB12ECEF.png" xlink:type="simple" xlink:show="embed" xlink:actuate="onLoad" loext:mime-type="image/png"/></draw:frame><draw:frame draw:style-name="fr1" draw:name="Image2" text:anchor-type="char" svg:x="-0.8602in" svg:y="-0.7874in" svg:width="4.2181in" svg:height="8.4181in" draw:z-index="1"><draw:image xlink:href="Pictures/10000201000001D5000003A853C9713B5999D9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0:45:03.967550397</meta:creation-date>
    <dc:date>2021-12-02T10:48:18.293951527</dc:date>
    <meta:editing-duration>PT3M16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